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2a6099" loext:opacity="100%" fo:font-weight="bold" style:font-weight-asian="bold" style:font-weight-complex="bold"/>
    </style:style>
    <style:style style:name="P2" style:family="paragraph" style:parent-style-name="Standard">
      <style:text-properties fo:color="#2a6099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optimization for HPC using FPGA “Abstract”</text:p>
      <text:p text:style-name="P2">Field Programmable Gate Arrays (FPGAs) are increasingly recognized for their potential in high-performance computing due to their reconfigurable nature, high parallelism, and energy efficiency. However, their adoption has been limited by programming complexity, limited on-chip memory, and insufficient development tools.</text:p>
      <text:p text:style-name="P2"><text:s/>This research focuses on optimizing machine learning inference performance on FPGA platforms using Tensil AI’s open-source accelerator. The authors target the ResNet20 neural network trained on the CIFAR-10 dataset and implement it on the Xilinx ZCU104 development board.</text:p>
      <text:p text:style-name="P2">They explore and evaluate several design strategies to enhance speed, accuracy, and power efficiency. These include a baseline hardware design, a dual-clock domain approach for improved data transfer, integration of Xilinx Ultra RAM to expand on-chip memory, and an advanced compiler strategy that efficiently utilizes local memory for storing network weights and activations.</text:p>
      <text:p text:style-name="P2"><text:s/>Each optimization step demonstrates a significant improvement in performance, with the best design achieving up to 293.58 frames per second and 90% classification accuracy, while maintaining low power consumption at 5.21W and a throughput of 21.12 Giga-Operations per Second (GOP/s).</text:p>
      <text:p text:style-name="P2">Their experiments show that FPGA-based inference can reach comparable or superior efficiency compared to traditional CPU and GPU implementations. Additionally, they showed comparisons with existing state-of-the-art implementations, confirming the advantage of this approach in energy efficiency and scalability.</text:p>
      <text:p text:style-name="P2"><text:s/>The results highlight FPGAs as a powerful alternative for deploying neural networks in real-time and resource-constrained environments. This work not only showcases the potential of FPGAs for machine learning tasks but also provides a structured approach for optimizing inference accelerators for high-performance application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Calibri1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true" style:font-name-asian="Calibri1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2f5496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عبدالله سعد الاسمري</meta:initial-creator>
    <meta:editing-cycles>4</meta:editing-cycles>
    <meta:creation-date>2025-04-26T10:56:00</meta:creation-date>
    <dc:date>2025-04-27T00:47:28.144770242</dc:date>
    <meta:editing-duration>PT6M4S</meta:editing-duration>
    <meta:generator>LibreOffice/24.2.7.2$Linux_X86_64 LibreOffice_project/420$Build-2</meta:generator>
    <meta:document-statistic meta:table-count="0" meta:image-count="0" meta:object-count="0" meta:page-count="1" meta:paragraph-count="7" meta:word-count="259" meta:character-count="1941" meta:non-whitespace-character-count="1686"/>
    <meta:user-defined meta:name="AppVersion">16.0000</meta:user-defined>
    <meta:template xlink:type="simple" xlink:actuate="onRequest" xlink:title="Normal.dotm" xlink:href=""/>
  </office:meta>
</office:document-meta>
</file>